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cd2d" officeooo:paragraph-rsid="000bcd2d"/>
    </style:style>
    <style:style style:name="P2" style:family="paragraph" style:parent-style-name="Standard">
      <style:paragraph-properties fo:break-before="page"/>
      <style:text-properties officeooo:rsid="000c6e62" officeooo:paragraph-rsid="000c6e62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color="#ff3333" fo:font-size="12pt"/>
    </style:style>
    <style:style style:name="T2" style:family="text">
      <style:text-properties fo:font-size="12pt"/>
    </style:style>
    <style:style style:name="T3" style:family="text">
      <style:text-properties fo:font-size="8pt" style:font-size-asian="8pt" style:font-size-complex="8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2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rect text:anchor-type="paragraph" draw:z-index="0" draw:style-name="gr1" draw:text-style-name="P4" svg:width="1.9043in" svg:height="0.6031in" svg:x="1.5165in" svg:y="5.161in"><text:p text:style-name="P3"><text:span text:style-name="T1">add</text:span><text:span text:style-name="T2">:</text:span></text:p><text:p text:style-name="P3"><text:span text:style-name="T2">PostDominanceFrontier</text:span></text:p><text:p text:style-name="P3"><text:span text:style-name="T2">(removed from 3.0)</text:span></text:p></draw:rect><draw:rect text:anchor-type="paragraph" draw:z-index="1" draw:style-name="gr1" draw:text-style-name="P4" svg:width="1.6587in" svg:height="0.6543in" svg:x="-0.5665in" svg:y="5.1319in"><text:p text:style-name="P3"><text:span text:style-name="T2">DominanceFrontier</text:span></text:p></draw:rect><draw:rect text:anchor-type="paragraph" draw:z-index="2" draw:style-name="gr1" draw:text-style-name="P4" svg:width="1.8661in" svg:height="0.6406in" svg:x="-0.0307in" svg:y="3.5689in"><text:p text:style-name="P3"><text:span text:style-name="T2">DominanceFrontierBase</text:span></text:p></draw:rect><draw:rect text:anchor-type="paragraph" draw:z-index="3" draw:style-name="gr1" draw:text-style-name="P4" svg:width="1.3122in" svg:height="0.6795in" svg:x="2.548in" svg:y="0.3953in"><text:p text:style-name="P3"><text:span text:style-name="T2">Pass</text:span></text:p></draw:rect><draw:rect text:anchor-type="paragraph" draw:z-index="4" draw:style-name="gr1" draw:text-style-name="P4" svg:width="1.8598in" svg:height="0.5894in" svg:x="2.3173in" svg:y="3.5756in"><text:p text:style-name="P3"><text:span text:style-name="T2">PostDominatorTree</text:span></text:p></draw:rect><draw:rect text:anchor-type="paragraph" draw:z-index="5" draw:style-name="gr1" draw:text-style-name="P4" svg:width="1.3106in" svg:height="0.678in" svg:x="4.8555in" svg:y="3.5535in"><text:p text:style-name="P3"><text:span text:style-name="T2">DominatorTree</text:span></text:p></draw:rect><draw:rect text:anchor-type="paragraph" draw:z-index="6" draw:style-name="gr1" draw:text-style-name="P4" svg:width="1.3106in" svg:height="0.678in" svg:x="2.5134in" svg:y="1.9252in"><text:p text:style-name="P3"><text:span text:style-name="T2">FunctionPass</text:span></text:p></draw:rect><draw:rect text:anchor-type="paragraph" draw:z-index="7" draw:style-name="gr1" draw:text-style-name="P4" svg:width="2.1276in" svg:height="0.4024in" svg:x="4.478in" svg:y="0.511in"><text:p text:style-name="P3"><text:span text:style-name="T2">DominatorBase&lt;NodeT&gt;</text:span></text:p></draw:rect><draw:rect text:anchor-type="paragraph" draw:z-index="8" draw:style-name="gr1" draw:text-style-name="P4" svg:width="2.1276in" svg:height="0.4024in" svg:x="4.4854in" svg:y="2.1189in"><text:p text:style-name="P3"><text:span text:style-name="T2">DominatorTreeBase&lt;NodeT&gt;</text:span></text:p></draw:rect><draw:line text:anchor-type="paragraph" draw:z-index="9" draw:style-name="gr2" draw:text-style-name="P3" svg:x1="5.4965in" svg:y1="0.9134in" svg:x2="5.4965in" svg:y2="2.0886in"><text:p/></draw:line><draw:line text:anchor-type="paragraph" draw:z-index="10" draw:style-name="gr2" draw:text-style-name="P3" svg:x1="3.1673in" svg:y1="2.639in" svg:x2="3.1827in" svg:y2="3.5756in"><text:p/></draw:line><draw:line text:anchor-type="paragraph" draw:z-index="11" draw:style-name="gr2" draw:text-style-name="P3" svg:x1="3.2346in" svg:y1="3.5756in" svg:x2="5.4965in" svg:y2="2.5209in"><text:p/></draw:line><draw:line text:anchor-type="paragraph" draw:z-index="12" draw:style-name="gr2" draw:text-style-name="P3" svg:x1="5.4965in" svg:y1="2.5571in" svg:x2="5.4965in" svg:y2="3.5535in"><text:p/></draw:line><draw:line text:anchor-type="paragraph" draw:z-index="14" draw:style-name="gr2" draw:text-style-name="P3" svg:x1="0.9055in" svg:y1="3.5689in" svg:x2="3.1827in" svg:y2="2.639in"><text:p/></draw:line><draw:line text:anchor-type="paragraph" draw:z-index="15" draw:style-name="gr2" draw:text-style-name="P3" svg:x1="0.8461in" svg:y1="4.2091in" svg:x2="0.2661in" svg:y2="5.1319in"><text:p/></draw:line><draw:line text:anchor-type="paragraph" draw:z-index="16" draw:style-name="gr2" draw:text-style-name="P3" svg:x1="0.8909in" svg:y1="4.2091in" svg:x2="2.4902in" svg:y2="5.161in"><text:p/></draw:line><draw:frame text:anchor-type="paragraph" draw:z-index="18" draw:style-name="gr3" draw:text-style-name="P5" svg:width="0.9677in" svg:height="0.3843in" svg:x="5.5709in" svg:y="2.8571in"><draw:text-box><text:p>composition</text:p><text:p>&lt;BasicBlock&gt;</text:p></draw:text-box></draw:frame><draw:frame text:anchor-type="paragraph" draw:z-index="19" draw:style-name="gr4" draw:text-style-name="P6" svg:width="0.8567in" svg:height="0.2579in" svg:x="4.3799in" svg:y="2.5646in"><draw:text-box><text:p><text:span text:style-name="T3">composition</text:span></text:p><text:p><text:span text:style-name="T3">&lt;BasicBlock&gt;</text:span></text:p></draw:text-box></draw:frame><draw:line text:anchor-type="paragraph" draw:z-index="13" draw:style-name="gr2" draw:text-style-name="P3" svg:x1="3.1827in" svg:y1="2.639in" svg:x2="5.4965in" svg:y2="3.5535in"><text:p/></draw:line><draw:line text:anchor-type="paragraph" draw:z-index="47" draw:style-name="gr2" draw:text-style-name="P3" svg:x1="3.1693in" svg:y1="1.0744in" svg:x2="3.1693in" svg:y2="1.9252in"><text:p/></draw:line>LLVM 3.4</text:p>
      <text:p text:style-name="P2"><draw:rect text:anchor-type="paragraph" draw:z-index="20" draw:style-name="gr1" draw:text-style-name="P4" svg:width="1.3106in" svg:height="0.678in" svg:x="5.6945in" svg:y="3.3547in"><text:p text:style-name="P3"><text:span text:style-name="T2">DominatorTree</text:span></text:p></draw:rect><draw:rect text:anchor-type="paragraph" draw:z-index="22" draw:style-name="gr1" draw:text-style-name="P4" svg:width="1.6362in" svg:height="0.5705in" svg:x="-0.7091in" svg:y="3.4327in"><text:p text:style-name="P3"><text:span text:style-name="T2">DominanceFrontier</text:span></text:p></draw:rect><draw:rect text:anchor-type="paragraph" draw:z-index="23" draw:style-name="gr1" draw:text-style-name="P4" svg:width="1.5622in" svg:height="0.6004in" svg:x="3.122in" svg:y="3.3547in"><text:p text:style-name="P3"><text:span text:style-name="T2">PostDominatorTree</text:span></text:p></draw:rect><draw:rect text:anchor-type="paragraph" draw:z-index="26" draw:style-name="gr1" draw:text-style-name="P4" svg:width="2.2161in" svg:height="0.5087in" svg:x="5.0807in" svg:y="1.7118in"><text:p text:style-name="P3"><text:span text:style-name="T2">DominatorTreeBase&lt;NodeT&gt;</text:span></text:p></draw:rect><draw:rect text:anchor-type="paragraph" draw:z-index="27" draw:style-name="gr1" draw:text-style-name="P4" svg:width="2.2161in" svg:height="0.5087in" svg:x="5.0807in" svg:y="0.3728in"><text:p text:style-name="P3"><text:span text:style-name="T2">DominatorBase&lt;NodeT&gt;</text:span></text:p></draw:rect><draw:rect text:anchor-type="paragraph" draw:z-index="25" draw:style-name="gr1" draw:text-style-name="P4" svg:width="1.485in" svg:height="0.6587in" svg:x="-0.7626in" svg:y="1.7335in"><text:p text:style-name="P3"><text:span text:style-name="T2">ForwardDominance</text:span></text:p><text:p text:style-name="P3"><text:span text:style-name="T2">FrontierBase</text:span></text:p><text:p text:style-name="P3"><text:span text:style-name="T2">&lt;BlockT&gt;</text:span></text:p></draw:rect><draw:rect text:anchor-type="paragraph" draw:z-index="24" draw:style-name="gr1" draw:text-style-name="P4" svg:width="2.4925in" svg:height="0.474in" svg:x="-0.2783in" svg:y="0.4965in"><text:p text:style-name="P3"><text:span text:style-name="T2">DominanceFrontierBase&lt;BlockT&gt;</text:span></text:p></draw:rect><draw:rect text:anchor-type="paragraph" draw:z-index="17" draw:style-name="gr1" draw:text-style-name="P4" svg:width="1.3106in" svg:height="0.678in" svg:x="3.198in" svg:y="0.361in"><text:p text:style-name="P3"><text:span text:style-name="T2">Pass</text:span></text:p></draw:rect><draw:rect text:anchor-type="paragraph" draw:z-index="21" draw:style-name="gr1" draw:text-style-name="P4" svg:width="1.3106in" svg:height="0.678in" svg:x="3.1346in" svg:y="1.6866in"><text:p text:style-name="P3"><text:span text:style-name="T2">FunctionPass</text:span></text:p></draw:rect><draw:line text:anchor-type="paragraph" draw:z-index="28" draw:style-name="gr2" draw:text-style-name="P3" svg:x1="3.822in" svg:y1="1.039in" svg:x2="3.822in" svg:y2="1.687in"><text:p/></draw:line><draw:line text:anchor-type="paragraph" draw:z-index="29" draw:style-name="gr2" draw:text-style-name="P3" svg:x1="6.2181in" svg:y1="0.8811in" svg:x2="6.2181in" svg:y2="1.7118in"><text:p/></draw:line><draw:line text:anchor-type="paragraph" draw:z-index="30" draw:style-name="gr2" draw:text-style-name="P3" svg:x1="3.822in" svg:y1="2.3646in" svg:x2="3.822in" svg:y2="3.3547in"><text:p/></draw:line><draw:line text:anchor-type="paragraph" draw:z-index="31" draw:style-name="gr2" draw:text-style-name="P3" svg:x1="6.3744in" svg:y1="2.2764in" svg:x2="6.3744in" svg:y2="3.3547in"><text:p/></draw:line><draw:line text:anchor-type="paragraph" draw:z-index="32" draw:style-name="gr2" draw:text-style-name="P3" svg:x1="6.374in" svg:y1="2.2764in" svg:x2="3.822in" svg:y2="3.3547in"><text:p/></draw:line><draw:frame text:anchor-type="paragraph" draw:z-index="33" draw:style-name="gr3" draw:text-style-name="P5" svg:width="0.9677in" svg:height="0.3843in" svg:x="6.4457in" svg:y="2.5445in"><draw:text-box><text:p>&lt;BasicBlock&gt;</text:p></draw:text-box></draw:frame><draw:frame text:anchor-type="paragraph" draw:z-index="34" draw:style-name="gr4" draw:text-style-name="P6" svg:width="0.8567in" svg:height="0.2579in" svg:x="5.1508in" svg:y="2.2764in"><draw:text-box><text:p><text:span text:style-name="T3">composition</text:span></text:p><text:p><text:span text:style-name="T3">&lt;BasicBlock&gt;</text:span></text:p></draw:text-box></draw:frame><draw:rect text:anchor-type="paragraph" draw:z-index="35" draw:style-name="gr1" draw:text-style-name="P4" svg:width="1.487in" svg:height="0.8657in" svg:x="1.1543in" svg:y="1.5874in"><text:p text:style-name="P3"><text:span text:style-name="T1">add</text:span><text:span text:style-name="T2">:</text:span></text:p><text:p text:style-name="P3"><text:span text:style-name="T2">PostDominance</text:span></text:p><text:p text:style-name="P3"><text:span text:style-name="T2">FrontierBase</text:span></text:p><text:p text:style-name="P3"><text:span text:style-name="T2">&lt;BlockT&gt;</text:span></text:p></draw:rect><draw:rect text:anchor-type="paragraph" draw:z-index="36" draw:style-name="gr1" draw:text-style-name="P4" svg:width="1.7642in" svg:height="0.5717in" svg:x="1.1244in" svg:y="3.4016in"><text:p text:style-name="P3"><text:span text:style-name="T1">add</text:span><text:span text:style-name="T2">:</text:span></text:p><text:p text:style-name="P3"><text:span text:style-name="T2">PostDominanceFrontier</text:span></text:p></draw:rect><draw:line text:anchor-type="paragraph" draw:z-index="37" draw:style-name="gr2" draw:text-style-name="P3" svg:x1="0.9681in" svg:y1="0.9701in" svg:x2="-0.0528in" svg:y2="1.7335in"><text:p/></draw:line><draw:line text:anchor-type="paragraph" draw:z-index="38" draw:style-name="gr2" draw:text-style-name="P3" svg:x1="-0.0839in" svg:y1="2.3917in" svg:x2="-0.0736in" svg:y2="3.4327in"><text:p/></draw:line><draw:line text:anchor-type="paragraph" draw:z-index="39" draw:style-name="gr2" draw:text-style-name="P3" svg:x1="1.8949in" svg:y1="2.4528in" svg:x2="1.8846in" svg:y2="3.4012in"><text:p/></draw:line><draw:line text:anchor-type="paragraph" draw:z-index="40" draw:style-name="gr2" draw:text-style-name="P3" svg:x1="-0.0839in" svg:y1="3.4327in" svg:x2="3.8224in" svg:y2="2.3646in"><text:p/></draw:line><draw:line text:anchor-type="paragraph" draw:z-index="41" draw:style-name="gr2" draw:text-style-name="P3" svg:x1="1.8846in" svg:y1="3.4012in" svg:x2="3.822in" svg:y2="2.3646in"><text:p/></draw:line><draw:polygon text:anchor-type="paragraph" draw:z-index="42" draw:style-name="gr2" draw:text-style-name="P3" svg:width="0in" svg:height="0in" svg:x="1.8846in" svg:y="3.4016in" svg:viewBox="0 0 0 0" draw:points="0,0"><text:p/></draw:polygon><draw:line text:anchor-type="paragraph" draw:z-index="43" draw:style-name="gr2" draw:text-style-name="P3" svg:x1="1.9161in" svg:y1="1.5874in" svg:x2="0.9681in" svg:y2="0.9701in"><text:p/></draw:line><draw:frame text:anchor-type="paragraph" draw:z-index="44" draw:style-name="gr4" draw:text-style-name="P6" svg:width="0.8567in" svg:height="0.2579in" svg:x="1.2028in" svg:y="2.4528in"><draw:text-box><text:p><text:span text:style-name="T3">composition</text:span></text:p><text:p><text:span text:style-name="T3">&lt;BasicBlock&gt;</text:span></text:p></draw:text-box></draw:frame><draw:frame text:anchor-type="paragraph" draw:z-index="45" draw:style-name="gr4" draw:text-style-name="P6" svg:width="0.8567in" svg:height="0.2579in" svg:x="-0.7244in" svg:y="2.4429in"><draw:text-box><text:p><text:span text:style-name="T3">composition</text:span></text:p><text:p><text:span text:style-name="T3">&lt;BasicBlock&gt;</text:span></text:p></draw:text-box></draw:frame><draw:rect text:anchor-type="paragraph" draw:z-index="46" draw:style-name="gr1" draw:text-style-name="P4" svg:width="4.1461in" svg:height="0.9252in" svg:x="2.2807in" svg:y="-0.6701in"><text:p text:style-name="P3"><text:span text:style-name="T2">DomTreeNodeBase&lt;NodeT&gt;</text:span></text:p><text:p text:style-name="P3"><text:span text:style-name="T2">(using DomTreeNode = DomTreeNodeBase&lt;BasicBlock&gt;)</text:span></text:p></draw:rect><draw:line text:anchor-type="paragraph" draw:z-index="48" draw:style-name="gr2" draw:text-style-name="P3" svg:x1="4.5862in" svg:y1="0.2547in" svg:x2="5.3988in" svg:y2="1.7118in"><text:p/></draw:line><draw:frame text:anchor-type="paragraph" draw:z-index="49" draw:style-name="gr3" draw:text-style-name="P5" svg:width="0.9677in" svg:height="0.3843in" svg:x="5.0811in" svg:y="0.9819in"><draw:text-box><text:p>composition</text:p></draw:text-box></draw:frame><draw:rect text:anchor-type="paragraph" draw:z-index="50" draw:style-name="gr1" draw:text-style-name="P4" svg:width="2.1795in" svg:height="0.5933in" svg:x="5.0445in" svg:y="5.0528in"><text:p text:style-name="P3"><text:span text:style-name="T2">DominatorTreeWrapperPass</text:span></text:p></draw:rect><draw:line text:anchor-type="paragraph" draw:z-index="51" draw:style-name="gr2" draw:text-style-name="P3" svg:x1="3.822in" svg:y1="2.3646in" svg:x2="6.315in" svg:y2="5.0528in"><text:p/></draw:line><draw:line text:anchor-type="paragraph" draw:z-index="52" draw:style-name="gr2" draw:text-style-name="P3" svg:x1="6.3154in" svg:y1="5.0528in" svg:x2="6.3154in" svg:y2="4.0327in"><text:p/></draw:line><draw:frame text:anchor-type="paragraph" draw:z-index="53" draw:style-name="gr3" draw:text-style-name="P5" svg:width="0.9677in" svg:height="0.3843in" svg:x="6.4091in" svg:y="4.1382in"><draw:text-box><text:p>composition</text:p></draw:text-box></draw:frame>LLVM 3.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3T09:22:49.347259981</meta:creation-date>
    <dc:date>2015-08-28T09:44:39.628273736</dc:date>
    <meta:editing-duration>PT15H44M37S</meta:editing-duration>
    <meta:editing-cycles>8</meta:editing-cycles>
    <meta:generator>LibreOffice/4.4.2.2$Linux_X86_64 LibreOffice_project/40m0$Build-2</meta:generator>
    <meta:document-statistic meta:table-count="0" meta:image-count="0" meta:object-count="0" meta:page-count="2" meta:paragraph-count="2" meta:word-count="4" meta:character-count="16" meta:non-whitespace-character-count="14"/>
  </office:meta>
</office:document-meta>
</file>